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0pt" officeooo:rsid="0000f965" officeooo:paragraph-rsid="0000f965" style:font-size-asian="10pt" style:font-size-complex="10pt"/>
    </style:style>
    <style:style style:name="P2" style:family="paragraph" style:parent-style-name="Standard">
      <style:paragraph-properties fo:text-align="center" style:justify-single-word="false"/>
      <style:text-properties fo:font-size="12pt" fo:font-weight="bold" officeooo:rsid="0000f965" officeooo:paragraph-rsid="0000f965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2pt" fo:font-weight="normal" officeooo:rsid="0000f965" officeooo:paragraph-rsid="0000f965" style:font-size-asian="10.5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niversidad Simón Bolívar</text:p>
      <text:p text:style-name="P1">Departamento de Computación</text:p>
      <text:p text:style-name="P1">y Tecnología de la Información</text:p>
      <text:p text:style-name="P1">CI-3391: Laboratorio de</text:p>
      <text:p text:style-name="P1">Sistemas de Bases de Datos I</text:p>
      <text:p text:style-name="P1"/>
      <text:p text:style-name="P2">Proyecto 1 – Transporte Estudiantil</text:p>
      <text:p text:style-name="P2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7T21:45:09.817762083</meta:creation-date>
    <meta:generator>LibreOffice/5.1.6.2$Linux_X86_64 LibreOffice_project/10m0$Build-2</meta:generator>
    <dc:date>2019-11-07T21:47:36.945774897</dc:date>
    <meta:editing-duration>PT2M28S</meta:editing-duration>
    <meta:editing-cycles>1</meta:editing-cycles>
    <meta:document-statistic meta:table-count="0" meta:image-count="0" meta:object-count="0" meta:page-count="1" meta:paragraph-count="6" meta:word-count="24" meta:character-count="168" meta:non-whitespace-character-count="149"/>
  </office:meta>
</office:document-meta>
</file>